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24-01-30 1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23-01-25 1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22-09-2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22-05-10 0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22-01-24 0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21-01-20 0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20-09-1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20-01-0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9-08-2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9-04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9-01-1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8-09-06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8-05-0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8-01-16 0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7-09-18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7-05-01 0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7-01-0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6-09-27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6-05-1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6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5-10-0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5-05-0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5-01-05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4-09-1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4-05-06 1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4-02-05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1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0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0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0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06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05-03-21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0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0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0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0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200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199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199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1997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1996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199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199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199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199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199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199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198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198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1987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1986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198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198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198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198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44</text:p>
          </table:table-cell>
          <table:table-cell office:value-type="string" calcext:value-type="string">
            <text:p>198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